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a79" officeooo:paragraph-rsid="00173a79"/>
    </style:style>
    <style:style style:name="P2" style:family="paragraph" style:parent-style-name="Standard">
      <style:text-properties officeooo:rsid="00196889" officeooo:paragraph-rsid="00196889"/>
    </style:style>
    <style:style style:name="P3" style:family="paragraph" style:parent-style-name="Standard">
      <style:text-properties officeooo:rsid="001a0a29" officeooo:paragraph-rsid="001a0a29"/>
    </style:style>
    <style:style style:name="P4" style:family="paragraph" style:parent-style-name="Standard">
      <style:text-properties officeooo:rsid="001cc76f" officeooo:paragraph-rsid="001cc76f"/>
    </style:style>
    <style:style style:name="P5" style:family="paragraph" style:parent-style-name="Standard">
      <style:text-properties officeooo:rsid="001f5744" officeooo:paragraph-rsid="001f5744"/>
    </style:style>
    <style:style style:name="P6" style:family="paragraph" style:parent-style-name="Standard">
      <style:text-properties officeooo:rsid="001f5744" officeooo:paragraph-rsid="001f5744"/>
    </style:style>
    <style:style style:name="P7" style:family="paragraph" style:parent-style-name="Standard">
      <style:text-properties officeooo:rsid="00202c77" officeooo:paragraph-rsid="00202c77"/>
    </style:style>
    <style:style style:name="P8" style:family="paragraph" style:parent-style-name="Standard">
      <style:text-properties officeooo:rsid="00232fc5" officeooo:paragraph-rsid="00232fc5"/>
    </style:style>
    <style:style style:name="T1" style:family="text">
      <style:text-properties style:text-underline-style="none"/>
    </style:style>
    <style:style style:name="T2" style:family="text">
      <style:text-properties style:text-underline-style="none" officeooo:rsid="0017e267"/>
    </style:style>
    <style:style style:name="T3" style:family="text">
      <style:text-properties style:text-underline-style="none" officeooo:rsid="001872a4"/>
    </style:style>
    <style:style style:name="T4" style:family="text">
      <style:text-properties style:text-underline-style="none" officeooo:rsid="001a0a29"/>
    </style:style>
    <style:style style:name="T5" style:family="text">
      <style:text-properties style:text-underline-style="none" officeooo:rsid="001a1747"/>
    </style:style>
    <style:style style:name="T6" style:family="text">
      <style:text-properties style:text-underline-style="none" officeooo:rsid="001a23ca"/>
    </style:style>
    <style:style style:name="T7" style:family="text">
      <style:text-properties style:text-underline-style="none" officeooo:rsid="001adfe5"/>
    </style:style>
    <style:style style:name="T8" style:family="text">
      <style:text-properties style:text-underline-style="none" officeooo:rsid="00202c77"/>
    </style:style>
    <style:style style:name="T9" style:family="text">
      <style:text-properties officeooo:rsid="00202c77"/>
    </style:style>
    <style:style style:name="T10" style:family="text">
      <style:text-properties officeooo:rsid="00217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a</text:span>. <text:span text:style-name="T1"><text:s/></text:span><text:span text:style-name="T2">En la combinación de bloques mostrada en la figura #. <text:tab/>El bloque “Constant Source” agrega un nivel de offset que vuelve la señal aleatoria unipolar en una señal aleatoria binaria, esto es útil dependiendo del tipo de modulación que se quiera realizar debido a que los niveles negativos ayudan a aumentar los niveles de amplitud utilizando el mismo rango de frecuencias. El bloque “Multiply Const” escala la diferencia entre los niveles de amplitud para aumentar o disminuir la potencia de la señal en el dominio de la frecuencia, </text:span><text:span text:style-name="T3">esto es útil en procesos de amplificación.</text:span></text:p>
      <text:p text:style-name="P1"/>
      <text:p text:style-name="P2"><text:span text:style-name="T8">d</text:span><text:span text:style-name="T3">. </text:span><text:span text:style-name="T1">Debido a que GNU radio es un programa de procesamiento de señales de radio definida por software, cada bloque de procesamiento tiene su propio ritmo, es decir, puede llegar a diezmar o interpolar los datos de información que entran por el para su procesamiento, el bloque “Throttle” se encarga de </text:span><text:span text:style-name="T4">“estandarizar” o marcar el ritmo de los datos que le son entregados a una determinada frecuencia de muestreo con el fin de entregarlos al siguiente bloque de procesamiento.</text:span></text:p>
      <text:p text:style-name="P2"/>
      <text:p text:style-name="P3"><text:span text:style-name="T8">g</text:span><text:span text:style-name="T1">. <text:s/></text:span><text:span text:style-name="T5">En GNU radio una señal aleatoria binaria de forma rectangular no tiene ancho de banda infinito debido a que la señal que genera GNU radio es una señal digital que </text:span><text:span text:style-name="T6">está compuesta de valores discretos impuestos a una frecuencia de muestreo determinada </text:span><text:span text:style-name="T7">que dependiendo de esta es posible tener mayor o menor calidad de la información representada en una tasa de bits, esta tasa de bits limita el ancho de banda de la señal procesada.</text:span></text:p>
      <text:p text:style-name="P3"/>
      <text:p text:style-name="P4"><text:span text:style-name="T8">j</text:span><text:span text:style-name="T7">. </text:span><text:span text:style-name="T1">La resolución espectral en el analizador de espectros se calcula con la relación mostrada de la ecuación # entre la frecuencia de muestreo y la cantidad de puntos N de la FFT debido a que se busca representar cual es la mínima diferencia entre los datos muestreados de una señal y que tan bien los puede representar un analizador de espectros mediante la FFT.</text:span></text:p>
      <text:p text:style-name="P4"/>
      <text:p text:style-name="P5"><text:span text:style-name="T9">m</text:span>. El bloque “Unpack K bits” toma una secuencia de bits y la divide en grupos de K bits, produciendo una secuencia de números enteros binarios que representan los valores desempaquetados. La frecuencia de muestreo a la entrada del bloque es la tasa a la que llegan los bits, y la frecuencia de muestreo a la salida será la tasa a la que se producen estos números enteros desempaquetados. Es decir, a la entrada del bloque entra una secuencia de bits y el bloque separa esta secuencia en grupos de K bits y los representa mediante un numero entero, debido a esto la frecuencia a la salida del bloque es menor que la frecuencia a la entrada de este. Dicha relación se muestra en la ecuación #.</text:p>
      <text:p text:style-name="P5"/>
      <text:p text:style-name="P7">p. Debido a que h representa el vector de valores por los que se escala cada bit que llega de la señal aleatoria binaria, entonces se escogen valores que aumenten <text:s/>de manera proporcional para generar la pendiente característica de la señal diente de sierra. Un ejemplo para este caso seria h=[0.12,0.24,0.36,0.48,0.6,0.72,0.84,1]. </text:p>
      <text:p text:style-name="P7"/>
      <text:p text:style-name="P7">s. Con el fin de que la forma de la señal binaria aleatoria se acerque mas a a la forma de la señal OOK se puede aumentar la cantidad valores de h para que se tengan mas muestras, dichos valores se ubican mas cerca del nivel superior o valor máximo de la señal. En el caso mostrado en la figura # se tomo una longitud de h de 64 y el filtro de interpolación se tomó en pasos de h/2 para que la señal oscilara entre -1 y 1. Ademas, se estableció una interpolación de dos veces Sps y se evidenció que este valor debería ser un múltiplo de la longitud de h para que el sobre-muestreo causado en la interpolación fuese mas uniforme. <text:span text:style-name="T10">Adicional a esto se quitó el nivel de offset de tal forma que pudiesen presentarse los ceros de la señal OOK.</text:span></text:p>
      <text:p text:style-name="P7"/>
      <text:p text:style-name="P8">v. Para hacer que la señal binaria aleatoria se vea como los latidos del corazón, se puede modificar a h y su longitud dependiendo de la calidad de la señal como se requiera, para este caso como se muestra en la figura # se establece a h con una longitud de 16 de tal forma que los valores aumenten de manera exponencial y tengan un pequeño tiempo de estabilidad en el valor máximo para después obtener una pequeña caída de amplitud. El filtro se dejó con una interpolación de Sps debido aque si <text:soft-page-break/>esta se aumentaba aparecían muestras en cero que dañaban la forma de la señal, ademas se dejó los taps del filtro al valor de la longitud de h.</text:p>
      <text:p text:style-name="P5"/>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9:12:53.837981336</meta:creation-date>
    <dc:date>2023-09-17T13:00:38.669819128</dc:date>
    <meta:editing-duration>PT3H27M49S</meta:editing-duration>
    <meta:editing-cycles>13</meta:editing-cycles>
    <meta:generator>LibreOffice/7.5.2.2$Linux_X86_64 LibreOffice_project/50$Build-2</meta:generator>
    <meta:document-statistic meta:table-count="0" meta:image-count="0" meta:object-count="0" meta:page-count="2" meta:paragraph-count="8" meta:word-count="760" meta:character-count="4243" meta:non-whitespace-character-count="3486"/>
  </office:meta>
</office:document-meta>
</file>